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85.04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51pt"/>
    </style:style>
    <style:style style:name="co6" style:family="table-column">
      <style:table-column-properties fo:break-before="auto" style:column-width="73.1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rand:</text:p>
          </table:table-cell>
          <table:table-cell table:style-name="ce4" office:value-type="string" calcext:value-type="string">
            <text:p>unopened weight</text:p>
          </table:table-cell>
          <table:table-cell table:style-name="ce4" office:value-type="string" calcext:value-type="string">
            <text:p>empty bottle</text:p>
          </table:table-cell>
          <table:table-cell table:style-name="ce4" office:value-type="string" calcext:value-type="string">
            <text:p>Weight of liquid</text:p>
          </table:table-cell>
          <table:table-cell table:style-name="ce4" office:value-type="string" calcext:value-type="string">
            <text:p><text:a xlink:href="mailto:Weight@0.7" xlink:type="simple">Weight@0.7</text:a></text:p>
          </table:table-cell>
          <table:table-cell table:style-name="ce4" office:value-type="string" calcext:value-type="string">
            <text:p><text:a xlink:href="mailto:Weight@0.6" xlink:type="simple">Weight@0.6</text:a></text:p>
          </table:table-cell>
          <table:table-cell table:style-name="ce4" office:value-type="string" calcext:value-type="string">
            <text:p><text:a xlink:href="mailto:Weight@0.5" xlink:type="simple">Weight@0.5</text:a></text:p>
          </table:table-cell>
          <table:table-cell table:style-name="ce4" office:value-type="string" calcext:value-type="string">
            <text:p><text:a xlink:href="mailto:Weight@0.4" xlink:type="simple">Weight@0.4</text:a></text:p>
          </table:table-cell>
          <table:table-cell office:value-type="string" calcext:value-type="string">
            <text:p><text:a xlink:href="mailto:Weight@0.3" xlink:type="simple">Weight@0.3</text:a></text:p>
          </table:table-cell>
          <table:table-cell office:value-type="string" calcext:value-type="string">
            <text:p><text:a xlink:href="mailto:Weight@0.2" xlink:type="simple">Weight@0.2</text:a></text:p>
          </table:table-cell>
          <table:table-cell office:value-type="string" calcext:value-type="string">
            <text:p><text:a xlink:href="mailto:Weight@0.1" xlink:type="simple">Weight@0.1</text:a></text:p>
          </table:table-cell>
          <table:table-cell office:value-type="string" calcext:value-type="string">
            <text:p>Price Per Bottle</text:p>
          </table:table-cell>
          <table:table-cell office:value-type="string" calcext:value-type="string">
            <text:p>Price Per Pour</text:p>
          </table:table-cell>
          <table:table-cell office:value-type="string" calcext:value-type="string">
            <text:p>empty bottle</text:p>
          </table:table-cell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wine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osecc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scat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iesling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inot Grigio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uv Blanc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Chardonnay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upcake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J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hite Zin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Cab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4 hands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ppola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. Lohr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Pinot Noir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irassou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 Crema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Blends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pothic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eam Tree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iraz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3">
          <table:table-cell table:style-name="ce2" office:value-type="string" calcext:value-type="string">
            <text:p>Merlot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omey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 Diamond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4">
          <table:table-cell table:style-name="ce1" office:value-type="string" calcext:value-type="string">
            <text:p>Liquor: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Vodka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Citron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Mandarin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Peppar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bsolut Vanilla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ep Eddy GF</text:p>
          </table:table-cell>
          <table:table-cell office:value-type="float" office:value="3.6" calcext:value-type="float">
            <text:p>3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nlandia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refl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rey Goose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tel One</text:p>
          </table:table-cell>
          <table:table-cell office:value-type="float" office:value="3.6" calcext:value-type="float">
            <text:p>3.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innacle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kinnygir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kyy W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edk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o'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Gin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efea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mbay Sap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nquera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Tequila: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auz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table:formula="of:=[.B57]-[.C57]" office:value-type="float" office:value="1.4" calcext:value-type="float">
            <text:p>1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l Jimado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tr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Rum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Superio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Lim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ardi Oakhear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libu Coconu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libu Pineapp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t. Ga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ilor Jerry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Whiskey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 Bourb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use Sco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mes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nadian Club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rown Roya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irebal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ck Daniel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ack tenn hone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im Beam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nob Cree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ker's Mar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gram's V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ld Turkey 10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hiv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war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lenlive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&amp;B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W Blac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W R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calla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table:style-name="ce2" office:value-type="string" calcext:value-type="string">
            <text:p>Liquers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iley'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hambor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intreau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uck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each Schnapp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isaron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ngelic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rand Marni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nness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ahlu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orbe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y Marti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mbuc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C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. Germain</text:p>
          </table:table-cell>
          <table:table-cell table:number-columns-repeated="13"/>
        </table:table-row>
      </table:table>
      <table:table table:name="Sheet2" table:style-name="ta1">
        <table:table-column table:style-name="co4" table:number-columns-repeated="11" table:default-cell-style-name="Default"/>
        <table:table-row table:style-name="ro2">
          <table:table-cell/>
          <table:table-cell office:value-type="string" calcext:value-type="string">
            <text:p>full weight</text:p>
          </table:table-cell>
          <table:table-cell office:value-type="string" calcext:value-type="string">
            <text:p>empty weight</text:p>
          </table:table-cell>
          <table:table-cell office:value-type="string" calcext:value-type="string">
            <text:p>liquid weight</text:p>
          </table:table-cell>
          <table:table-cell office:value-type="string" calcext:value-type="string">
            <text:p>full volume</text:p>
          </table:table-cell>
          <table:table-cell office:value-type="string" calcext:value-type="string">
            <text:p>density g/ml</text:p>
          </table:table-cell>
          <table:table-cell office:value-type="string" calcext:value-type="string">
            <text:p>single pour</text:p>
          </table:table-cell>
          <table:table-cell office:value-type="string" calcext:value-type="string">
            <text:p>units sold</text:p>
          </table:table-cell>
          <table:table-cell office:value-type="string" calcext:value-type="string">
            <text:p>ounces sold</text:p>
          </table:table-cell>
          <table:table-cell office:value-type="string" calcext:value-type="string">
            <text:p>ounces remaining</text:p>
          </table:table-cell>
          <table:table-cell office:value-type="string" calcext:value-type="string">
            <text:p>waste</text:p>
          </table:table-cell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table:formula="of:=[.B2]-[.C2]" office:value-type="float" office:value="1.4" calcext:value-type="float">
            <text:p>1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formula="of:=[.G2]*[.H2]" office:value-type="float" office:value="6" calcext:value-type="float">
            <text:p>6</text:p>
          </table:table-cell>
          <table:table-cell/>
          <table:table-cell table:formula="of:=[.I2]-[.J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vion</text:p>
          </table:table-cell>
          <table:table-cell office:value-type="float" office:value="1632.93" calcext:value-type="float">
            <text:p>1632.93</text:p>
          </table:table-cell>
          <table:table-cell office:value-type="float" office:value="997.903" calcext:value-type="float">
            <text:p>997.903</text:p>
          </table:table-cell>
          <table:table-cell table:formula="of:=[.B3]-[.C3]" office:value-type="float" office:value="635.027" calcext:value-type="float">
            <text:p>635.027</text:p>
          </table:table-cell>
          <table:table-cell office:value-type="float" office:value="1000" calcext:value-type="float">
            <text:p>1000</text:p>
          </table:table-cell>
          <table:table-cell table:formula="of:=[.D3]/[.E3]" office:value-type="float" office:value="0.635027" calcext:value-type="float">
            <text:p>0.635027</text:p>
          </table:table-cell>
          <table:table-cell office:value-type="float" office:value="29.5735" calcext:value-type="float">
            <text:p>29.5735</text:p>
          </table:table-cell>
          <table:table-cell office:value-type="float" office:value="6" calcext:value-type="float">
            <text:p>6</text:p>
          </table:table-cell>
          <table:table-cell table:formula="of:=[.G3]*[.H3]" office:value-type="float" office:value="177.441" calcext:value-type="float">
            <text:p>177.441</text:p>
          </table:table-cell>
          <table:table-cell table:number-columns-repeated="2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beg full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beg weight</text:p>
          </table:table-cell>
          <table:table-cell table:style-name="ce6" office:value-type="float" office:value="1500" calcext:value-type="float">
            <text:p>1500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end full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end weight</text:p>
          </table:table-cell>
          <table:table-cell table:style-name="ce6" office:value-type="float" office:value="1200" calcext:value-type="float">
            <text:p>1200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grams used</text:p>
          </table:table-cell>
          <table:table-cell table:formula="of:=([.J7]*[.D3]+[.J8])-([.J9]*[.D3]+[.J10])" office:value-type="float" office:value="935.027" calcext:value-type="float">
            <text:p>935.027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cos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$/g</text:p>
          </table:table-cell>
          <table:table-cell table:formula="of:=[.J12]/[.D3]" office:value-type="float" office:value="0.0472420857695815" calcext:value-type="float">
            <text:p>0.0472420858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waste</text:p>
          </table:table-cell>
          <table:table-cell table:formula="of:=[.I3]-[.J11]" office:value-type="float" office:value="-757.586" calcext:value-type="float">
            <text:p>-757.586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$ waste</text:p>
          </table:table-cell>
          <table:table-cell table:formula="of:=[.J13]*[.J14]" office:value-type="float" office:value="-35.7899427898341" calcext:value-type="float">
            <text:p>-35.7899427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3:55:56.741092000</meta:creation-date>
    <dc:date>2015-08-30T11:50:38.318296000</dc:date>
    <meta:editing-duration>PT14M12S</meta:editing-duration>
    <meta:editing-cycles>1</meta:editing-cycles>
    <meta:document-statistic meta:table-count="2" meta:cell-count="193" meta:object-count="0"/>
    <meta:generator>LibreOffice/4.4.4.3$MacOSX_X86_64 LibreOffice_project/2c39ebcf046445232b798108aa8a7e7d89552ea8</meta:generator>
  </office:meta>
</office:document-meta>
</file>